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6604A4BE0E1370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86fe"/>
    </style:style>
    <style:style style:name="P2" style:family="paragraph" style:parent-style-name="Standard">
      <style:paragraph-properties fo:text-align="center" style:justify-single-word="false"/>
      <style:text-properties officeooo:paragraph-rsid="001586f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86fe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5c50"/>
    </style:style>
    <style:style style:name="T3" style:family="text">
      <style:text-properties style:font-name="Liberation Serif"/>
    </style:style>
    <style:style style:name="T4" style:family="text">
      <style:text-properties style:font-name="Standard Symbols L"/>
    </style:style>
    <style:style style:name="T5" style:family="text">
      <style:text-properties style:text-position="sub 58%"/>
    </style:style>
    <style:style style:name="T6" style:family="text">
      <style:text-properties officeooo:rsid="00180330"/>
    </style:style>
    <style:style style:name="T7" style:family="text">
      <style:text-properties officeooo:rsid="0019d7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5.02" style:data-style-name="N0">5.02</text:variable-set>: Friction</text:p>
      <text:p text:style-name="P2"/>
      <text:list xml:id="list8631159047257901046" text:style-name="L1">
        <text:list-item>
          <text:p text:style-name="P3">A man pushes a 5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33549530626639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33547830456139" text:continue-numbering="true" text:style-name="L1">
        <text:list-item>
          <text:p text:style-name="P3">You are pull<text:span text:style-name="T6">ing</text:span> a 5 kg mass with a force of 15 N just before it starts moving. <text:s/>What is the coefficient of static frict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548493649052" text:continue-numbering="true" text:style-name="L1">
        <text:list-item>
          <text:p text:style-name="P3">You are designing a bulldozer for the moon, and estimate the coefficient of friction for pushing lunar soil across the moon's surface to be 0.5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548291558581" text:continue-numbering="true" text:style-name="L1">
        <text:list-item>
          <text:p text:style-name="P3">A 5 kg box is sliding across the floor with a velocity of 4 m/s. <text:s/><text:span text:style-name="T4">m</text:span><text:span text:style-name="T5">k</text:span> is 0.25. <text:s/>How far does the box go before coming to a stop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33549567862798" text:continue-numbering="true" text:style-name="L1">
        <text:list-item>
          <text:p text:style-name="P3"><text:soft-page-break/>A 700 kg car is coasting down a 45<text:span text:style-name="T3">°</text:span> slope. <text:s text:c="2"/>Its acceleration is 2.5 m/s<text:span text:style-name="T2">2</text:span>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1"/>
      <text:p text:style-name="P1"/>
      <text:list xml:id="list233548165472271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1"/>
      <text:p text:style-name="P1"/>
      <text:list xml:id="list233549343552028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1"/>
      <text:p text:style-name="P1"/>
      <text:list xml:id="list233549859895739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1"/>
      <text:p text:style-name="P1"/>
      <text:list xml:id="list233548262844679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33548913265600" text:continue-numbering="true" text:style-name="L1">
        <text:list-item>
          <text:p text:style-name="P3">You place an object, of mass m on a tabletop. <text:s/>The table is then tilted to an angle of <text:span text:style-name="T4">q</text:span>, where the object just overcomes friction and begins to slide. <text:s/>Prove that <text:span text:style-name="T4">m</text:span><text:span text:style-name="T5">s</text:span> = tan (<text:span text:style-name="T4">q</text:span>). <text:s/>Be sure that you include a free-body diagram.</text:p>
        </text:list-item>
      </text:list>
      <text:p text:style-name="P1"/>
      <text:p text:style-name="P1"/>
      <text:p text:style-name="P1"/>
      <text:p text:style-name="P1"/>
      <text:p text:style-name="P1"/>
      <text:list xml:id="list233549861034778" text:continue-numbering="true" text:style-name="L1">
        <text:list-item>
          <text:p text:style-name="P3">In the sport of curling, a stone is slid across a 46-meter long ice lane. <text:s/>The coefficient of kinetic friction between the ice and the rock is 0.017. <text:s/>The mass of the stone is 20 kg, and its initial speed is <text:span text:style-name="T7">4</text:span>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33549450110748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1"/>
      <text:p text:style-name="P1"/>
      <text:p text:style-name="P1"/>
      <text:list xml:id="list233548122408014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1"/>
      <text:p text:style-name="P1"/>
      <text:p text:style-name="P1"/>
      <text:list xml:id="list233549411932851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604A4BE0E1370CF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03T23:35:47.766311536" text:date-adjust="PT24H00M00S">08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7:10:14.402858878</meta:creation-date>
    <meta:editing-duration>PT1M15S</meta:editing-duration>
    <meta:editing-cycles>7</meta:editing-cycles>
    <meta:generator>LibreOffice/5.0.6.2$Linux_X86_64 LibreOffice_project/00$Build-2</meta:generator>
    <dc:date>2015-11-16T20:25:00.373407277</dc:date>
    <dc:creator>Jonas Williamson</dc:creator>
    <meta:document-statistic meta:table-count="0" meta:image-count="2" meta:object-count="0" meta:page-count="2" meta:paragraph-count="21" meta:word-count="383" meta:character-count="1888" meta:non-whitespace-character-count="1495"/>
  </office:meta>
</office:document-meta>
</file>